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951a"/>
    </style:style>
    <style:style style:name="P2" style:family="paragraph" style:parent-style-name="Standard">
      <style:text-properties officeooo:rsid="0008951a" officeooo:paragraph-rsid="0008951a"/>
    </style:style>
    <style:style style:name="P3" style:family="paragraph" style:parent-style-name="Standard">
      <style:text-properties officeooo:rsid="000ada59" officeooo:paragraph-rsid="000ada59"/>
    </style:style>
    <style:style style:name="P4" style:family="paragraph" style:parent-style-name="Standard">
      <style:text-properties officeooo:rsid="000bc45e" officeooo:paragraph-rsid="000bc45e"/>
    </style:style>
    <style:style style:name="T1" style:family="text">
      <style:text-properties officeooo:rsid="0008951a"/>
    </style:style>
    <style:style style:name="T2" style:family="text">
      <style:text-properties officeooo:rsid="000db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Git</text:span></text:p>
      <text:p text:style-name="P2">git checkout &lt;branch name&gt; (move to another branch)</text:p>
      <text:p text:style-name="P2">git checkout -b &lt;branch name&gt; (to create and move on to the other branch, use -b flag)</text:p>
      <text:p text:style-name="P3">git rebase &lt;branch name&gt;</text:p>
      <text:p text:style-name="P4"><text:span text:style-name="T2">git checkout master</text:span>^ (caret operator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2:17:18.106219928</meta:creation-date>
    <dc:date>2020-06-14T00:16:51.814776095</dc:date>
    <meta:editing-duration>PT1H38M57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1" meta:paragraph-count="5" meta:word-count="35" meta:character-count="207" meta:non-whitespace-character-count="171"/>
  </office:meta>
</office:document-meta>
</file>